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007000000249BE333ABB78A3DF2.png" manifest:media-type="image/png"/>
  <manifest:file-entry manifest:full-path="Pictures/100000BA000000B9000003B8FCAC203DB60FA8CA.svg" manifest:media-type="image/svg+xml"/>
  <manifest:file-entry manifest:full-path="Pictures/100002010000001D000000294EB55EC17D53E927.png" manifest:media-type="image/png"/>
  <manifest:file-entry manifest:full-path="Pictures/10000167000002FF0000043D7FBBAEB6AD7A03D5.svg" manifest:media-type="image/svg+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Lohit Devanagari1" svg:font-family="'Lohit Devanagari'"/>
    <style:font-face style:name="Times New Roman" svg:font-family="'Times New Roman'" style:font-family-generic="roman"/>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Preformatted_20_Text">
      <style:paragraph-properties fo:margin-top="0cm" fo:margin-bottom="0.499cm" style:contextual-spacing="false"/>
    </style:style>
    <style:style style:name="P2" style:family="paragraph" style:parent-style-name="Standard">
      <style:text-properties officeooo:rsid="001ba78f" officeooo:paragraph-rsid="001ba78f"/>
    </style:style>
    <style:style style:name="P3" style:family="paragraph" style:parent-style-name="Text_20_body" style:list-style-name="L1"/>
    <style:style style:name="P4" style:family="paragraph" style:parent-style-name="Text_20_body" style:list-style-name="L2"/>
    <style:style style:name="P5" style:family="paragraph" style:parent-style-name="Text_20_body" style:list-style-name="L1">
      <style:paragraph-properties fo:margin-top="0cm" fo:margin-bottom="0cm" style:contextual-spacing="false"/>
    </style:style>
    <style:style style:name="P6" style:family="paragraph" style:parent-style-name="Text_20_body" style:list-style-name="L2">
      <style:paragraph-properties fo:margin-top="0cm" fo:margin-bottom="0cm" style:contextual-spacing="false"/>
    </style:style>
    <style:style style:name="T1" style:family="text">
      <style:text-properties officeooo:rsid="001ba78f"/>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span text:style-name="T1">Laravel </text:span>Deployment</text:h>
      <text:list xml:id="list1588315097" text:style-name="L1">
        <text:list-item>
          <text:p text:style-name="P5"><text:a xlink:type="simple" xlink:href="https://laravel.com/docs/8.x/deployment#introduction" text:style-name="Internet_20_link" text:visited-style-name="Visited_20_Internet_20_Link">Introduction</text:a> </text:p>
        </text:list-item>
        <text:list-item>
          <text:p text:style-name="P5"><text:a xlink:type="simple" xlink:href="https://laravel.com/docs/8.x/deployment#server-requirements" text:style-name="Internet_20_link" text:visited-style-name="Visited_20_Internet_20_Link">Server Requirements</text:a> </text:p>
        </text:list-item>
        <text:list-item>
          <text:p text:style-name="P5"><text:a xlink:type="simple" xlink:href="https://laravel.com/docs/8.x/deployment#server-configuration" text:style-name="Internet_20_link" text:visited-style-name="Visited_20_Internet_20_Link">Server Configuration</text:a> </text:p>
          <text:list>
            <text:list-item>
              <text:p text:style-name="P5"><text:a xlink:type="simple" xlink:href="https://laravel.com/docs/8.x/deployment#nginx" text:style-name="Internet_20_link" text:visited-style-name="Visited_20_Internet_20_Link">Nginx</text:a> </text:p>
            </text:list-item>
          </text:list>
        </text:list-item>
        <text:list-item>
          <text:p text:style-name="P5"><text:a xlink:type="simple" xlink:href="https://laravel.com/docs/8.x/deployment#optimization" text:style-name="Internet_20_link" text:visited-style-name="Visited_20_Internet_20_Link">Optimization</text:a> </text:p>
          <text:list>
            <text:list-item>
              <text:p text:style-name="P5"><text:a xlink:type="simple" xlink:href="https://laravel.com/docs/8.x/deployment#autoloader-optimization" text:style-name="Internet_20_link" text:visited-style-name="Visited_20_Internet_20_Link">Autoloader Optimization</text:a> </text:p>
            </text:list-item>
            <text:list-item>
              <text:p text:style-name="P5"><text:a xlink:type="simple" xlink:href="https://laravel.com/docs/8.x/deployment#optimizing-configuration-loading" text:style-name="Internet_20_link" text:visited-style-name="Visited_20_Internet_20_Link">Optimizing Configuration Loading</text:a> </text:p>
            </text:list-item>
            <text:list-item>
              <text:p text:style-name="P5"><text:a xlink:type="simple" xlink:href="https://laravel.com/docs/8.x/deployment#optimizing-route-loading" text:style-name="Internet_20_link" text:visited-style-name="Visited_20_Internet_20_Link">Optimizing Route Loading</text:a> </text:p>
            </text:list-item>
            <text:list-item>
              <text:p text:style-name="P5"><text:a xlink:type="simple" xlink:href="https://laravel.com/docs/8.x/deployment#optimizing-view-loading" text:style-name="Internet_20_link" text:visited-style-name="Visited_20_Internet_20_Link">Optimizing View Loading</text:a> </text:p>
            </text:list-item>
          </text:list>
        </text:list-item>
        <text:list-item>
          <text:p text:style-name="P5"><text:a xlink:type="simple" xlink:href="https://laravel.com/docs/8.x/deployment#debug-mode" text:style-name="Internet_20_link" text:visited-style-name="Visited_20_Internet_20_Link">Debug Mode</text:a> </text:p>
        </text:list-item>
        <text:list-item>
          <text:p text:style-name="P3"><text:a xlink:type="simple" xlink:href="https://laravel.com/docs/8.x/deployment#deploying-with-forge-or-vapor" text:style-name="Internet_20_link" text:visited-style-name="Visited_20_Internet_20_Link">Deploying With Forge / Vapor</text:a> </text:p>
        </text:list-item>
      </text:list>
      <text:h text:style-name="Heading_20_2" text:outline-level="2"><text:bookmark text:name="introduction"/><text:a xlink:type="simple" xlink:href="https://laravel.com/docs/8.x/deployment#introduction" text:style-name="Internet_20_link" text:visited-style-name="Visited_20_Internet_20_Link">Introduction</text:a></text:h>
      <text:p text:style-name="Text_20_body">When you're ready to deploy your Laravel application to production, there are some important things you can do to make sure your application is running as efficiently as possible. In this document, we'll cover some great starting points for making sure your Laravel application is deployed properly.</text:p>
      <text:h text:style-name="Heading_20_2" text:outline-level="2"><text:bookmark text:name="server-requirements"/><text:a xlink:type="simple" xlink:href="https://laravel.com/docs/8.x/deployment#server-requirements" text:style-name="Internet_20_link" text:visited-style-name="Visited_20_Internet_20_Link">Server Requirements</text:a></text:h>
      <text:p text:style-name="Text_20_body">The Laravel framework has a few system requirements. You should ensure that your web server has the following minimum PHP version and extensions:</text:p>
      <text:list xml:id="list3002234051" text:style-name="L2">
        <text:list-item>
          <text:p text:style-name="P6">PHP &gt;= 7.3 </text:p>
        </text:list-item>
        <text:list-item>
          <text:p text:style-name="P6">BCMath PHP Extension </text:p>
        </text:list-item>
        <text:list-item>
          <text:p text:style-name="P6">Ctype PHP Extension </text:p>
        </text:list-item>
        <text:list-item>
          <text:p text:style-name="P6">Fileinfo PHP Extension </text:p>
        </text:list-item>
        <text:list-item>
          <text:p text:style-name="P6">JSON PHP Extension </text:p>
        </text:list-item>
        <text:list-item>
          <text:p text:style-name="P6">Mbstring PHP Extension </text:p>
        </text:list-item>
        <text:list-item>
          <text:p text:style-name="P6">OpenSSL PHP Extension </text:p>
        </text:list-item>
        <text:list-item>
          <text:p text:style-name="P6">PDO PHP Extension </text:p>
        </text:list-item>
        <text:list-item>
          <text:p text:style-name="P6">Tokenizer PHP Extension </text:p>
        </text:list-item>
        <text:list-item>
          <text:p text:style-name="P4">XML PHP Extension </text:p>
        </text:list-item>
      </text:list>
      <text:h text:style-name="Heading_20_2" text:outline-level="2"><text:bookmark text:name="server-configuration"/><text:a xlink:type="simple" xlink:href="https://laravel.com/docs/8.x/deployment#server-configuration" text:style-name="Internet_20_link" text:visited-style-name="Visited_20_Internet_20_Link">Server Configuration</text:a></text:h>
      <text:h text:style-name="Heading_20_3" text:outline-level="3"><text:bookmark text:name="nginx"/><text:a xlink:type="simple" xlink:href="https://laravel.com/docs/8.x/deployment#nginx" text:style-name="Internet_20_link" text:visited-style-name="Visited_20_Internet_20_Link">Nginx</text:a></text:h>
      <text:p text:style-name="Text_20_body">If you are deploying your application to a server that is running Nginx, you may use the following configuration file as a starting point for configuring your web server. Most likely, this file will need to be customized depending on your server's configuration. <text:span text:style-name="Strong_20_Emphasis">If you would like assistance in managing your server, consider using a first-party Laravel server management and deployment service such as </text:span><text:a xlink:type="simple" xlink:href="https://forge.laravel.com/" text:style-name="Internet_20_link" text:visited-style-name="Visited_20_Internet_20_Link"><text:span text:style-name="Strong_20_Emphasis">Laravel Forge</text:span></text:a><text:span text:style-name="Strong_20_Emphasis">.</text:span></text:p>
      <text:p text:style-name="Text_20_body"><text:soft-page-break/>Please ensure, like the configuration below, your web server directs all requests to your application's <text:span text:style-name="Source_20_Text">public/index.php</text:span> file. You should never attempt to move the <text:span text:style-name="Source_20_Text">index.php</text:span> file to your project's root, as serving the application from the project root will expose many sensitive configuration files to the public Internet:</text:p>
      <text:p text:style-name="Preformatted_20_Text"><text:span text:style-name="Source_20_Text">server {</text:span></text:p>
      <text:p text:style-name="Preformatted_20_Text"><text:span text:style-name="Source_20_Text"><text:s text:c="4"/>listen 80;</text:span></text:p>
      <text:p text:style-name="Preformatted_20_Text"><text:span text:style-name="Source_20_Text"><text:s text:c="4"/>server_name example.com;</text:span></text:p>
      <text:p text:style-name="Preformatted_20_Text"><text:span text:style-name="Source_20_Text"><text:s text:c="4"/>root /srv/example.com/public;</text:span></text:p>
      <text:p text:style-name="Preformatted_20_Text"/>
      <text:p text:style-name="Preformatted_20_Text"><text:span text:style-name="Source_20_Text"><text:s text:c="4"/>add_header X-Frame-Options "SAMEORIGIN";</text:span></text:p>
      <text:p text:style-name="Preformatted_20_Text"><text:span text:style-name="Source_20_Text"><text:s text:c="4"/>add_header X-XSS-Protection "1; mode=block";</text:span></text:p>
      <text:p text:style-name="Preformatted_20_Text"><text:span text:style-name="Source_20_Text"><text:s text:c="4"/>add_header X-Content-Type-Options "nosniff";</text:span></text:p>
      <text:p text:style-name="Preformatted_20_Text"/>
      <text:p text:style-name="Preformatted_20_Text"><text:span text:style-name="Source_20_Text"><text:s text:c="4"/>index index.php;</text:span></text:p>
      <text:p text:style-name="Preformatted_20_Text"/>
      <text:p text:style-name="Preformatted_20_Text"><text:span text:style-name="Source_20_Text"><text:s text:c="4"/>charset utf-8;</text:span></text:p>
      <text:p text:style-name="Preformatted_20_Text"/>
      <text:p text:style-name="Preformatted_20_Text"><text:span text:style-name="Source_20_Text"><text:s text:c="4"/>location / {</text:span></text:p>
      <text:p text:style-name="Preformatted_20_Text"><text:span text:style-name="Source_20_Text"><text:s text:c="8"/>try_files $uri $uri/ /index.php?$query_string;</text:span></text:p>
      <text:p text:style-name="Preformatted_20_Text"><text:span text:style-name="Source_20_Text"><text:s text:c="4"/>}</text:span></text:p>
      <text:p text:style-name="Preformatted_20_Text"/>
      <text:p text:style-name="Preformatted_20_Text"><text:span text:style-name="Source_20_Text"><text:s text:c="4"/>location = /favicon.ico { access_log off; log_not_found off; }</text:span></text:p>
      <text:p text:style-name="Preformatted_20_Text"><text:span text:style-name="Source_20_Text"><text:s text:c="4"/>location = /robots.txt <text:s/>{ access_log off; log_not_found off; }</text:span></text:p>
      <text:p text:style-name="Preformatted_20_Text"/>
      <text:p text:style-name="Preformatted_20_Text"><text:span text:style-name="Source_20_Text"><text:s text:c="4"/>error_page 404 /index.php;</text:span></text:p>
      <text:p text:style-name="Preformatted_20_Text"/>
      <text:p text:style-name="Preformatted_20_Text"><text:span text:style-name="Source_20_Text"><text:s text:c="4"/>location ~ \.php$ {</text:span></text:p>
      <text:p text:style-name="Preformatted_20_Text"><text:span text:style-name="Source_20_Text"><text:s text:c="8"/>fastcgi_pass unix:/var/run/php/php7.4-fpm.sock;</text:span></text:p>
      <text:p text:style-name="Preformatted_20_Text"><text:span text:style-name="Source_20_Text"><text:s text:c="8"/>fastcgi_param SCRIPT_FILENAME $realpath_root$fastcgi_script_name;</text:span></text:p>
      <text:p text:style-name="Preformatted_20_Text"><text:span text:style-name="Source_20_Text"><text:s text:c="8"/>include fastcgi_params;</text:span></text:p>
      <text:p text:style-name="Preformatted_20_Text"><text:span text:style-name="Source_20_Text"><text:s text:c="4"/>}</text:span></text:p>
      <text:p text:style-name="Preformatted_20_Text"/>
      <text:p text:style-name="Preformatted_20_Text"><text:span text:style-name="Source_20_Text"><text:s text:c="4"/>location ~ /\.(?!well-known).* {</text:span></text:p>
      <text:p text:style-name="Preformatted_20_Text"><text:span text:style-name="Source_20_Text"><text:s text:c="8"/>deny all;</text:span></text:p>
      <text:p text:style-name="Preformatted_20_Text"><text:span text:style-name="Source_20_Text"><text:s text:c="4"/>}</text:span></text:p>
      <text:p text:style-name="P1"><text:span text:style-name="Source_20_Text">}</text:span></text:p>
      <text:h text:style-name="Heading_20_2" text:outline-level="2"><text:bookmark text:name="optimization"/><text:a xlink:type="simple" xlink:href="https://laravel.com/docs/8.x/deployment#optimization" text:style-name="Internet_20_link" text:visited-style-name="Visited_20_Internet_20_Link">Optimization</text:a></text:h>
      <text:h text:style-name="Heading_20_3" text:outline-level="3"><text:bookmark text:name="autoloader-optimization"/><text:a xlink:type="simple" xlink:href="https://laravel.com/docs/8.x/deployment#autoloader-optimization" text:style-name="Internet_20_link" text:visited-style-name="Visited_20_Internet_20_Link">Autoloader Optimization</text:a></text:h>
      <text:p text:style-name="Text_20_body">When deploying to production, make sure that you are optimizing Composer's class autoloader map so Composer can quickly find the proper file to load for a given class:</text:p>
      <text:p text:style-name="P1"><text:span text:style-name="Source_20_Text">composer install --optimize-autoloader --no-dev</text:span></text:p>
      <text:p text:style-name="Quotations"><draw:frame draw:style-name="fr1" draw:name="Figura1" text:anchor-type="as-char" svg:width="0.767cm" svg:height="1.085cm" draw:z-index="0"><draw:image xlink:href="Pictures/10000167000002FF0000043D7FBBAEB6AD7A03D5.svg" xlink:type="simple" xlink:show="embed" xlink:actuate="onLoad" draw:mime-type="image/svg+xml"/><draw:image xlink:href="Pictures/100002010000001D000000294EB55EC17D53E927.png" xlink:type="simple" xlink:show="embed" xlink:actuate="onLoad" draw:mime-type="image/png"/></draw:frame></text:p>
      <text:p text:style-name="Quotations">In addition to optimizing the autoloader, you should always be sure to include a <text:span text:style-name="Source_20_Text">composer.lock</text:span> file in your project's source control repository. Your project's dependencies can be installed much faster when a <text:span text:style-name="Source_20_Text">composer.lock</text:span> file is present.</text:p>
      <text:h text:style-name="Heading_20_3" text:outline-level="3"><text:bookmark text:name="optimizing-configuration-loading"/><text:soft-page-break/><text:a xlink:type="simple" xlink:href="https://laravel.com/docs/8.x/deployment#optimizing-configuration-loading" text:style-name="Internet_20_link" text:visited-style-name="Visited_20_Internet_20_Link">Optimizing Configuration Loading</text:a></text:h>
      <text:p text:style-name="Text_20_body">When deploying your application to production, you should make sure that you run the <text:span text:style-name="Source_20_Text">config:cache</text:span> Artisan command during your deployment process:</text:p>
      <text:p text:style-name="P1"><text:span text:style-name="Source_20_Text">php artisan config:cache</text:span></text:p>
      <text:p text:style-name="Text_20_body">This command will combine all of Laravel's configuration files into a single, cached file, which greatly reduces the number of trips the framework must make to the filesystem when loading your configuration values.</text:p>
      <text:p text:style-name="Quotations"><draw:frame draw:style-name="fr1" draw:name="Figura2" text:anchor-type="as-char" svg:width="0.185cm" svg:height="0.953cm" draw:z-index="1"><draw:image xlink:href="Pictures/100000BA000000B9000003B8FCAC203DB60FA8CA.svg" xlink:type="simple" xlink:show="embed" xlink:actuate="onLoad" draw:mime-type="image/svg+xml"/><draw:image xlink:href="Pictures/1000020100000007000000249BE333ABB78A3DF2.png" xlink:type="simple" xlink:show="embed" xlink:actuate="onLoad" draw:mime-type="image/png"/></draw:frame></text:p>
      <text:p text:style-name="Quotations">If you execute the <text:span text:style-name="Source_20_Text">config:cache</text:span> command during your deployment process, you should be sure that you are only calling the <text:span text:style-name="Source_20_Text">env</text:span> function from within your configuration files. Once the configuration has been cached, the <text:span text:style-name="Source_20_Text">.env</text:span> file will not be loaded and all calls to the <text:span text:style-name="Source_20_Text">env</text:span> function for <text:span text:style-name="Source_20_Text">.env</text:span> variables will return <text:span text:style-name="Source_20_Text">null</text:span>.</text:p>
      <text:h text:style-name="Heading_20_3" text:outline-level="3"><text:bookmark text:name="optimizing-route-loading"/><text:a xlink:type="simple" xlink:href="https://laravel.com/docs/8.x/deployment#optimizing-route-loading" text:style-name="Internet_20_link" text:visited-style-name="Visited_20_Internet_20_Link">Optimizing Route Loading</text:a></text:h>
      <text:p text:style-name="Text_20_body">If you are building a large application with many routes, you should make sure that you are running the <text:span text:style-name="Source_20_Text">route:cache</text:span> Artisan command during your deployment process:</text:p>
      <text:p text:style-name="P1"><text:span text:style-name="Source_20_Text">php artisan route:cache</text:span></text:p>
      <text:p text:style-name="Text_20_body">This command reduces all of your route registrations into a single method call within a cached file, improving the performance of route registration when registering hundreds of routes.</text:p>
      <text:h text:style-name="Heading_20_3" text:outline-level="3"><text:bookmark text:name="optimizing-view-loading"/><text:a xlink:type="simple" xlink:href="https://laravel.com/docs/8.x/deployment#optimizing-view-loading" text:style-name="Internet_20_link" text:visited-style-name="Visited_20_Internet_20_Link">Optimizing View Loading</text:a></text:h>
      <text:p text:style-name="Text_20_body">When deploying your application to production, you should make sure that you run the <text:span text:style-name="Source_20_Text">view:cache</text:span> Artisan command during your deployment process:</text:p>
      <text:p text:style-name="P1"><text:span text:style-name="Source_20_Text">php artisan view:cache</text:span></text:p>
      <text:p text:style-name="Text_20_body">This command precompiles all your Blade views so they are not compiled on demand, improving the performance of each request that returns a view.</text:p>
      <text:h text:style-name="Heading_20_2" text:outline-level="2"><text:bookmark text:name="debug-mode"/><text:a xlink:type="simple" xlink:href="https://laravel.com/docs/8.x/deployment#debug-mode" text:style-name="Internet_20_link" text:visited-style-name="Visited_20_Internet_20_Link">Debug Mode</text:a></text:h>
      <text:p text:style-name="Text_20_body">The debug option in your config/app.php configuration file determines how much information about an error is actually displayed to the user. By default, this option is set to respect the value of the APP_DEBUG environment variable, which is stored in your .env file.</text:p>
      <text:p text:style-name="Text_20_body"><text:span text:style-name="Strong_20_Emphasis">In your production environment, this value should always be </text:span><text:span text:style-name="Strong_20_Emphasis"><text:span text:style-name="Source_20_Text">false</text:span></text:span><text:span text:style-name="Strong_20_Emphasis">. If the </text:span><text:span text:style-name="Strong_20_Emphasis"><text:span text:style-name="Source_20_Text">APP_DEBUG</text:span></text:span><text:span text:style-name="Strong_20_Emphasis"> variable is set to </text:span><text:span text:style-name="Strong_20_Emphasis"><text:span text:style-name="Source_20_Text">true</text:span></text:span><text:span text:style-name="Strong_20_Emphasis"> in production, you risk exposing sensitive configuration values to your application's end users.</text:span></text:p>
      <text:h text:style-name="Heading_20_2" text:outline-level="2"><text:bookmark text:name="deploying-with-forge-or-vapor"/><text:soft-page-break/><text:a xlink:type="simple" xlink:href="https://laravel.com/docs/8.x/deployment#deploying-with-forge-or-vapor" text:style-name="Internet_20_link" text:visited-style-name="Visited_20_Internet_20_Link">Deploying With Forge / Vapor</text:a></text:h>
      <text:h text:style-name="Heading_20_4" text:outline-level="4"><text:bookmark text:name="laravel-forge"/><text:a xlink:type="simple" xlink:href="https://laravel.com/docs/8.x/deployment#laravel-forge" text:style-name="Internet_20_link" text:visited-style-name="Visited_20_Internet_20_Link">Laravel Forge</text:a></text:h>
      <text:p text:style-name="Text_20_body">If you aren't quite ready to manage your own server configuration or aren't comfortable configuring all of the various services needed to run a robust Laravel application, <text:a xlink:type="simple" xlink:href="https://forge.laravel.com/" text:style-name="Internet_20_link" text:visited-style-name="Visited_20_Internet_20_Link">Laravel Forge</text:a> is a wonderful alternative.</text:p>
      <text:p text:style-name="Text_20_body">Laravel Forge can create servers on various infrastructure providers such as DigitalOcean, Linode, AWS, and more. In addition, Forge installs and manages all of the tools needed to build robust Laravel applications, such as Nginx, MySQL, Redis, Memcached, Beanstalk, and more.</text:p>
      <text:h text:style-name="Heading_20_4" text:outline-level="4"><text:bookmark text:name="laravel-vapor"/><text:a xlink:type="simple" xlink:href="https://laravel.com/docs/8.x/deployment#laravel-vapor" text:style-name="Internet_20_link" text:visited-style-name="Visited_20_Internet_20_Link">Laravel Vapor</text:a></text:h>
      <text:p text:style-name="Text_20_body">If you would like a totally serverless, auto-scaling deployment platform tuned for Laravel, check out <text:a xlink:type="simple" xlink:href="https://vapor.laravel.com/" text:style-name="Internet_20_link" text:visited-style-name="Visited_20_Internet_20_Link">Laravel Vapor</text:a>. Laravel Vapor is a serverless deployment platform for Laravel, powered by AWS. Launch your Laravel infrastructure on Vapor and fall in love with the scalable simplicity of serverless. Laravel Vapor is fine-tuned by Laravel's creators to work seamlessly with the framework so you can keep writing your Laravel applications exactly like you're used to.</text:p>
      <text:p text:style-name="P2"><text:a xlink:type="simple" xlink:href="https://laravel.com/docs/8.x/deployment" text:style-name="Internet_20_link" text:visited-style-name="Visited_20_Internet_20_Link">https://laravel.com/docs/8.x/deployment</text:a></text:p>
      <text:p text:style-name="P2"/>
      <text:p text:style-name="P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Lohit Devanagari1" svg:font-family="'Lohit Devanagari'"/>
    <style:font-face style:name="Times New Roman" svg:font-family="'Times New Roman'" style:font-family-generic="roman"/>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Times New Roman"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Times New Roman" fo:font-family="'Times New Roman'" style:font-family-generic="roman"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style:font-name="Times New Roman" fo:font-family="'Times New Roman'" style:font-family-generic="roman"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3-04T13:19:00.694484145</meta:creation-date>
    <dc:date>2021-03-04T22:03:17.804300054</dc:date>
    <meta:editing-duration>PT8H44M18S</meta:editing-duration>
    <meta:editing-cycles>2</meta:editing-cycles>
    <meta:generator>LibreOffice/7.0.3.1$Linux_X86_64 LibreOffice_project/00$Build-1</meta:generator>
    <meta:document-statistic meta:table-count="0" meta:image-count="2" meta:object-count="0" meta:page-count="4" meta:paragraph-count="84" meta:word-count="867" meta:character-count="5914" meta:non-whitespace-character-count="5022"/>
  </office:meta>
</office:document-meta>
</file>